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25325" officeooo:paragraph-rsid="00325325"/>
    </style:style>
    <style:style style:name="P3" style:family="paragraph" style:parent-style-name="Heading_20_3">
      <style:paragraph-properties fo:break-before="page"/>
      <style:text-properties officeooo:rsid="00337a69" officeooo:paragraph-rsid="00337a69"/>
    </style:style>
    <style:style style:name="P4" style:family="paragraph" style:parent-style-name="Text_20_body">
      <style:text-properties officeooo:rsid="00337a69" officeooo:paragraph-rsid="00337a69"/>
    </style:style>
    <style:style style:name="P5" style:family="paragraph" style:parent-style-name="Heading_20_1" style:master-page-name="Right_20_Page">
      <style:paragraph-properties style:page-number="auto"/>
      <style:text-properties officeooo:rsid="00337a69" officeooo:paragraph-rsid="00337a69"/>
    </style:style>
    <style:style style:name="T1" style:family="text">
      <style:text-properties officeooo:rsid="00325325"/>
    </style:style>
    <style:style style:name="T2" style:family="text">
      <style:text-properties officeooo:rsid="00337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ancing Away With My Heart</text:h>
      <text:h text:style-name="Heading_20_2" text:outline-level="2">(<text:span text:style-name="T1">Lady Antebellum</text:span>)</text:h>
      <text:p text:style-name="Text_20_body">Time Signature: <text:span text:style-name="T1">4/4</text:span></text:p>
      <text:p text:style-name="Text_20_body">Chords: Am, C, Em, F, G</text:p>
      <text:p text:style-name="Text_20_body">Tempo: <text:span text:style-name="T2">100-120</text:span> BPM</text:p>
      <text:p text:style-name="P1"/>
      <text:h text:style-name="P3" text:outline-level="3">[INTRO]</text:h>
      <text:p text:style-name="P4">C <text:s text:c="5"/>F <text:s text:c="5"/>x4 </text:p>
      <text:h text:style-name="Heading_20_3" text:outline-level="3">[VERSE 1]</text:h>
      <text:p text:style-name="P4">C</text:p>
      <text:p text:style-name="P4"><text:s/>I finally asked you to dance </text:p>
      <text:p text:style-name="P4"><text:tab/> <text:s/>F</text:p>
      <text:p text:style-name="P4">On the last slow song </text:p>
      <text:p text:style-name="P4">C <text:s text:c="36"/>F</text:p>
      <text:p text:style-name="P4"><text:s/>Beneath the moon that was really a disco ball</text:p>
      <text:p text:style-name="P4">Dm <text:s text:c="11"/>Am <text:s text:c="5"/>F <text:s text:c="12"/>G</text:p>
      <text:p text:style-name="P4"><text:s/>I can still feel my head on your shoulder</text:p>
      <text:p text:style-name="P4">Dm <text:s text:c="13"/>Am <text:s text:c="5"/>F <text:s text:c="7"/>G</text:p>
      <text:p text:style-name="P4">Hoping that song would never be over</text:p>
      <text:h text:style-name="Heading_20_3" text:outline-level="3">[CHORUS]</text:h>
      <text:p text:style-name="P4">C <text:s text:c="24"/>F</text:p>
      <text:p text:style-name="P4"><text:s text:c="2"/>I haven't seen you in ages</text:p>
      <text:p text:style-name="P4">C</text:p>
      <text:p text:style-name="P4"><text:s/>Sometimes I find myself</text:p>
      <text:p text:style-name="P4">F <text:s text:c="12"/>G</text:p>
      <text:p text:style-name="P4">Wondering where you are</text:p>
      <text:p text:style-name="P4">C <text:s text:c="24"/>F</text:p>
      <text:p text:style-name="P4">For me you'll always be 18 </text:p>
      <text:p text:style-name="P4"><text:s text:c="4"/>Am <text:s text:c="6"/></text:p>
      <text:p text:style-name="P4">And beautiful </text:p>
      <text:p text:style-name="P4"><text:s text:c="7"/>G <text:s text:c="16"/>C <text:s text:c="9"/>F</text:p>
      <text:p text:style-name="P4">and dancing away with my heart</text:p>
      <text:h text:style-name="Heading_20_3" text:outline-level="3">[VERSE 2]</text:h>
      <text:p text:style-name="P4">C <text:s text:c="26"/></text:p>
      <text:p text:style-name="P4"><text:s/>I brushed your curls back </text:p>
      <text:p text:style-name="P4"><text:s text:c="11"/>F</text:p>
      <text:p text:style-name="P4">so I could see your eyes</text:p>
      <text:p text:style-name="P4">C <text:s text:c="25"/></text:p>
      <text:p text:style-name="P4"><text:s/>And the way you moved me </text:p>
      <text:p text:style-name="P4"><text:s text:c="18"/>F</text:p>
      <text:p text:style-name="P4">was like you were in my mind</text:p>
      <text:p text:style-name="P4">Dm <text:s text:c="11"/>Am <text:s text:c="7"/>F <text:s text:c="8"/>G</text:p>
      <text:p text:style-name="P4"><text:s/>I can still feel you lean into kiss me</text:p>
      <text:p text:style-name="P4">Dm <text:s text:c="16"/>Am <text:s text:c="7"/>F <text:s text:c="8"/>G</text:p>
      <text:p text:style-name="P4"><text:s/>I can't help but wonder if you ever miss me</text:p>
      <text:h text:style-name="Heading_20_3" text:outline-level="3"><text:soft-page-break/>[CHORUS]</text:h>
      <text:p text:style-name="P4">C <text:s text:c="23"/>F</text:p>
      <text:p text:style-name="P4"><text:s/>I haven't seen you in ages</text:p>
      <text:p text:style-name="P4">C</text:p>
      <text:p text:style-name="P4"><text:s/>Sometimes I find myself</text:p>
      <text:p text:style-name="P4"><text:s text:c="2"/>F <text:s text:c="12"/>G</text:p>
      <text:p text:style-name="P4"><text:s/>Wondering where you are</text:p>
      <text:p text:style-name="P4">C <text:s text:c="23"/>F</text:p>
      <text:p text:style-name="P4"><text:s/>For me you'll always be 18 </text:p>
      <text:p text:style-name="P4"><text:s text:c="5"/>Am <text:s text:c="6"/></text:p>
      <text:p text:style-name="P4">And beautiful </text:p>
      <text:p text:style-name="P4"><text:s text:c="8"/>G <text:s text:c="16"/>C <text:s text:c="9"/>F</text:p>
      <text:p text:style-name="P4">and dancing away with my heart</text:p>
      <text:h text:style-name="Heading_20_3" text:outline-level="3">[VERSE 3]</text:h>
      <text:p text:style-name="P4"><text:s text:c="5"/>Am</text:p>
      <text:p text:style-name="P4">You headed out to college </text:p>
      <text:p text:style-name="P4"><text:s text:c="8"/>C <text:s text:c="21"/>F</text:p>
      <text:p text:style-name="P4">At the end of that summer when we lost touch</text:p>
      <text:p text:style-name="P4"><text:s text:c="3"/>Am <text:s text:c="19"/></text:p>
      <text:p text:style-name="P4">I guess I didn't realize </text:p>
      <text:p text:style-name="P4">C <text:s text:c="22"/>F</text:p>
      <text:p text:style-name="P4">even at that moment we lost so much</text:p>
      <text:h text:style-name="Heading_20_3" text:outline-level="3">[CHORUS]</text:h>
      <text:p text:style-name="P4">C <text:s text:c="24"/>F</text:p>
      <text:p text:style-name="P4"><text:s text:c="2"/>I haven't seen you in ages</text:p>
      <text:p text:style-name="P4">C</text:p>
      <text:p text:style-name="P4"><text:s/>Sometimes I find myself</text:p>
      <text:p text:style-name="P4">F <text:s text:c="14"/>G</text:p>
      <text:p text:style-name="P4">Wondering where you are</text:p>
      <text:p text:style-name="P4">C <text:s text:c="24"/>F</text:p>
      <text:p text:style-name="P4"><text:s/>For me you'll always be 18 </text:p>
      <text:p text:style-name="P4"><text:s text:c="4"/>Am <text:s text:c="6"/></text:p>
      <text:p text:style-name="P4">And beautiful </text:p>
      <text:p text:style-name="P4"><text:s text:c="7"/>G <text:s text:c="16"/>C <text:s text:c="9"/></text:p>
      <text:p text:style-name="P4">and dancing away with my heart</text:p>
      <text:h text:style-name="Heading_20_3" text:outline-level="3">[OUTRO]</text:h>
      <text:p text:style-name="P4"><text:s text:c="14"/>F</text:p>
      <text:p text:style-name="P4">Nah nah nah nah</text:p>
      <text:p text:style-name="P4"><text:s text:c="14"/>C</text:p>
      <text:p text:style-name="P4">Nah nah nah nah</text:p>
      <text:p text:style-name="P4"><text:s text:c="14"/>F</text:p>
      <text:p text:style-name="P4">Nah nah nah nah</text:p>
      <text:p text:style-name="P4"><text:soft-page-break/><text:s text:c="15"/>C</text:p>
      <text:p text:style-name="P4">Away with my heart</text:p>
      <text:p text:style-name="P4"><text:s text:c="14"/>F</text:p>
      <text:p text:style-name="P4">Nah nah nah nah</text:p>
      <text:p text:style-name="P4"><text:s text:c="14"/>C</text:p>
      <text:p text:style-name="P4">Nah nah nah nah</text:p>
      <text:p text:style-name="P4"><text:s text:c="14"/>F <text:s text:c="7"/>C</text:p>
      <text:p text:style-name="P4">Nah nah nah n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6S</meta:editing-duration>
    <meta:editing-cycles>36</meta:editing-cycles>
    <meta:generator>LibreOffice/5.2.5.1$MacOSX_X86_64 LibreOffice_project/0312e1a284a7d50ca85a365c316c7abbf20a4d22</meta:generator>
    <dc:title>Lyrics + Chords</dc:title>
    <dc:date>2017-04-10T09:09:57.904052000</dc:date>
    <meta:print-date>2017-04-03T12:23:29.985893000</meta:print-date>
    <meta:document-statistic meta:table-count="0" meta:image-count="0" meta:object-count="0" meta:page-count="4" meta:paragraph-count="94" meta:word-count="322" meta:character-count="2070" meta:non-whitespace-character-count="107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